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DejaVu Sans Mono" svg:font-family="'DejaVu Sans Mono'" style:font-family-generic="swiss" style:font-pitch="fixed"/>
    <style:font-face style:name="HG Mincho Light J1" svg:font-family="'HG Mincho Light J', 'Times New Roman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text-properties style:font-name="Arial" fo:font-size="8pt" fo:letter-spacing="0.071cm" fo:font-weight="bold" style:font-size-asian="8pt" style:font-weight-asian="bold" style:font-name-complex="Arial" style:font-size-complex="8pt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letter-spacing="0.071cm" fo:font-weight="bold" style:font-size-asian="18pt" style:font-weight-asian="bold" style:font-name-complex="Arial" style:font-size-complex="18pt"/>
    </style:style>
    <style:style style:name="P3" style:family="paragraph" style:parent-style-name="Standard">
      <style:paragraph-properties fo:margin-top="0.106cm" fo:margin-bottom="0.106cm" fo:text-align="justify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margin-top="0.106cm" fo:margin-bottom="0.106cm" fo:text-align="justify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Courier New" fo:font-size="11pt" style:font-size-asian="11pt" style:font-name-complex="Courier New" style:font-size-complex="11pt"/>
    </style:style>
    <style:style style:name="P6" style:family="paragraph" style:parent-style-name="Standard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Courier New" fo:font-size="11pt" fo:language="en" fo:country="GB" style:font-size-asian="11pt" style:font-name-complex="Courier New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fo:font-size="11pt" style:font-size-asian="11pt" style:font-size-complex="11pt"/>
    </style:style>
    <style:style style:name="P9" style:family="paragraph" style:parent-style-name="Standard">
      <style:paragraph-properties fo:margin-top="0.254cm" fo:margin-bottom="0.254cm"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margin-top="0.254cm" fo:margin-bottom="0.254cm" fo:text-align="justify" style:justify-single-word="false"/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/>
    </style:style>
    <style:style style:name="P11" style:family="paragraph" style:parent-style-name="Standard">
      <style:paragraph-properties fo:margin-top="0.254cm" fo:margin-bottom="0.254cm" fo:text-align="justify" style:justify-single-word="false">
        <style:tab-stops>
          <style:tab-stop style:position="5.502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margin-top="0.254cm" fo:margin-bottom="0.254cm" fo:text-align="justify" style:justify-single-word="false" fo:break-before="page">
        <style:tab-stops>
          <style:tab-stop style:position="5.502cm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margin-top="0.254cm" fo:margin-bottom="0.254cm" fo:text-align="justify" style:justify-single-word="false">
        <style:tab-stops>
          <style:tab-stop style:position="5.502cm"/>
        </style:tab-stops>
      </style:paragraph-properties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top="0cm" fo:margin-bottom="0cm" fo:text-align="justify" style:justify-single-word="false">
        <style:tab-stops>
          <style:tab-stop style:position="0.986cm"/>
          <style:tab-stop style:position="1.997cm"/>
          <style:tab-stop style:position="2.958cm"/>
          <style:tab-stop style:position="4.016cm"/>
          <style:tab-stop style:position="4.979cm"/>
          <style:tab-stop style:position="5.988cm"/>
          <style:tab-stop style:position="6.951cm"/>
          <style:tab-stop style:position="8.057cm"/>
        </style:tab-stops>
      </style:paragraph-properties>
      <style:text-properties style:font-name="DejaVu Sans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Courier New" style:font-name-complex="Courier New"/>
    </style:style>
    <style:style style:name="T4" style:family="text">
      <style:text-properties style:font-name="Arial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S Celia Viñas – 1º ASI – Fundamentos de Programación – Unidad 1</text:p>
      <text:p text:style-name="P2">Los números romanos</text:p>
      <text:p text:style-name="P3"/>
      <text:p text:style-name="P4"><text:span text:style-name="T1">Los </text:span><text:span text:style-name="T2">números romanos</text:span><text:span text:style-name="T1"> no utilizan los símbolos arábigos a los que estamos habituados (1, 2, 3, etc.), sino las siguientes letras para representar cantidades:</text:span></text:p>
      <text:p text:style-name="P5">I = 1</text:p>
      <text:p text:style-name="P5">V = 5</text:p>
      <text:p text:style-name="P5">X = 10</text:p>
      <text:p text:style-name="P5">L = 50</text:p>
      <text:p text:style-name="P5">C = 100</text:p>
      <text:p text:style-name="P5">D = 500</text:p>
      <text:p text:style-name="P5">M = 1000</text:p>
      <text:p text:style-name="P6">Las letras I, X, C y M pueden se acumulan en grupos de hasta tres elementos:</text:p>
      <text:p text:style-name="P7">I = 1, <text:s/>II = 2, <text:s/>III = 3<text:tab/><text:tab/>C = 100, <text:s/>CC = 200, <text:s/>CCC = 300</text:p>
      <text:p text:style-name="P7">X = 10, XX = 20, XXX = 30<text:tab/><text:tab/>M = 1000, MM = 2000, MMM = 3000</text:p>
      <text:p text:style-name="P6">Sin embargo, no se pueden acumular cuatro letras iguales consecutivas. Así, las cantidades 4, 40 ó 400 se escriben:</text:p>
      <text:p text:style-name="P5">IV = 4</text:p>
      <text:p text:style-name="P5">XL = 40</text:p>
      <text:p text:style-name="P5">CD = 400</text:p>
      <text:p text:style-name="P6">Los números romanos se escriben empezando por las letras de más valor y terminando por las de menos valor, sumando todos los valores. Por ejemplo:</text:p>
      <text:p text:style-name="P8"><text:span text:style-name="T3">VIII = 8 <text:tab/><text:tab/></text:span><text:span text:style-name="T1">(ya que V = 5 y III = 3, y 5+3=8)</text:span></text:p>
      <text:p text:style-name="P8"><text:span text:style-name="T3">XXII = 22<text:tab/> <text:tab/></text:span><text:span text:style-name="T4">(XX = 20 y II = 2, siendo 20+2=22)</text:span></text:p>
      <text:p text:style-name="P8"><text:span text:style-name="T3">XLIV = 44<text:tab/><text:tab/></text:span><text:span text:style-name="T4">(XL = 40 y IV = 4)</text:span></text:p>
      <text:p text:style-name="P8"><text:span text:style-name="T3">CCXVI = 216<text:tab/><text:tab/></text:span><text:span text:style-name="T4">(CC = 200, X = 10 y VI = 6)</text:span></text:p>
      <text:p text:style-name="P8"><text:span text:style-name="T3">CMXXVII = 927<text:tab/></text:span><text:span text:style-name="T4">(CM = 900, XX = 20 y VII = 7)</text:span></text:p>
      <text:p text:style-name="P8"><text:span text:style-name="T3">MMCCCLIX = 2359<text:tab/></text:span><text:span text:style-name="T4">(MM = 2000, CCC = 300, L = 50 y IX = 9)</text:span></text:p>
      <text:p text:style-name="P9"/>
      <text:p text:style-name="P9"/>
      <text:p text:style-name="P10">Escribe un programa que lea por teclado un número entero comprendido entre 1 y 3000 y lo convierta a notación romana. </text:p>
      <text:p text:style-name="P11"/>
      <text:p text:style-name="P12">Solución nº 1 al problema de los números romanos</text:p>
      <text:p text:style-name="P13">SOLUCIÓN ESTRUCTURADA</text:p>
      <text:p text:style-name="P13"/>
      <text:p text:style-name="P14">algoritmo números_romanos</text:p>
      <text:p text:style-name="P14">variables</text:p>
      <text:p text:style-name="P14"><text:tab/>n, u, d, c, um son enteros</text:p>
      <text:p text:style-name="P14">inicio</text:p>
      <text:p text:style-name="P14"><text:tab/>escribir(“Introduzca un número entero entre 1 y 3000”)</text:p>
      <text:p text:style-name="P14"><text:tab/>leer(n)</text:p>
      <text:p text:style-name="P14"><text:tab/></text:p>
      <text:p text:style-name="P14"><text:tab/>// Extraemos las cifras del número</text:p>
      <text:p text:style-name="P14"><text:tab/>u = n % 10<text:tab/><text:tab/>// Unidades</text:p>
      <text:p text:style-name="P14"><text:tab/>n = n div 10</text:p>
      <text:p text:style-name="P14"><text:tab/>d = n % 10<text:tab/><text:tab/>// Decenas</text:p>
      <text:p text:style-name="P14"><text:tab/>n = n div 10</text:p>
      <text:p text:style-name="P14"><text:tab/>c = n % 10<text:tab/><text:tab/>// Centenas</text:p>
      <text:p text:style-name="P14"><text:tab/>n = n div 10</text:p>
      <text:p text:style-name="P14"><text:tab/>um = n % 10<text:tab/><text:tab/>// Unidades de millar</text:p>
      <text:p text:style-name="P14"/>
      <text:p text:style-name="P14"><text:tab/>// Escribimos las UNIDADES DE MILLAR en numeración romana</text:p>
      <text:p text:style-name="P14"><text:tab/>según (um) hacer</text:p>
      <text:p text:style-name="P14"><text:tab/>inicio</text:p>
      <text:p text:style-name="P14"><text:tab/><text:tab/>1: escribir(“M”)</text:p>
      <text:p text:style-name="P14"><text:tab/><text:tab/>2: escribir(“MM”)</text:p>
      <text:p text:style-name="P14"><text:tab/><text:tab/>3: escribir(“MMM”)</text:p>
      <text:p text:style-name="P14"><text:tab/>fin</text:p>
      <text:p text:style-name="P14"/>
      <text:p text:style-name="P14"><text:tab/>// Escribimos las CENTENAS en numeración romana</text:p>
      <text:p text:style-name="P14"><text:tab/>según (c) hacer</text:p>
      <text:p text:style-name="P14"><text:tab/>inicio</text:p>
      <text:p text:style-name="P14"><text:tab/><text:tab/>1: escribir(“C”)</text:p>
      <text:p text:style-name="P14"><text:tab/><text:tab/>2: escribir(“CC”)</text:p>
      <text:p text:style-name="P14"><text:tab/><text:tab/>3: escribir(“CCC”)</text:p>
      <text:p text:style-name="P14"><text:tab/><text:tab/>...etc...</text:p>
      <text:p text:style-name="P14"><text:tab/><text:tab/>9: escribir(“CM”)</text:p>
      <text:p text:style-name="P14"><text:tab/>fin</text:p>
      <text:p text:style-name="P14"/>
      <text:p text:style-name="P14"><text:tab/>// Escribimos las DECENAS en numeración romana</text:p>
      <text:p text:style-name="P14"><text:tab/>según (d) hacer</text:p>
      <text:p text:style-name="P14"><text:tab/>inicio</text:p>
      <text:p text:style-name="P14"><text:tab/><text:tab/>1: escribir(“X”)</text:p>
      <text:p text:style-name="P14"><text:tab/><text:tab/>2: escribir(“XX”)</text:p>
      <text:p text:style-name="P14"><text:tab/><text:tab/>3: escribir(“XXX”)</text:p>
      <text:p text:style-name="P14"><text:tab/><text:tab/>...etc...</text:p>
      <text:p text:style-name="P14"><text:tab/><text:tab/>9: escribir(“XC”)</text:p>
      <text:p text:style-name="P14"><text:tab/>fin</text:p>
      <text:p text:style-name="P14"/>
      <text:p text:style-name="P14"><text:tab/>// Escribimos las UNIDADES en numeración romana</text:p>
      <text:p text:style-name="P14"><text:tab/>según (c) hacer</text:p>
      <text:p text:style-name="P14"><text:tab/>inicio</text:p>
      <text:p text:style-name="P14"><text:tab/><text:tab/>1: escribir(“I”)</text:p>
      <text:p text:style-name="P14"><text:tab/><text:tab/>2: escribir(“II”)</text:p>
      <text:p text:style-name="P14"><text:tab/><text:tab/>3: escribir(“III”)</text:p>
      <text:p text:style-name="P14"><text:tab/><text:tab/>...etc...</text:p>
      <text:p text:style-name="P14"><text:tab/><text:tab/>9: escribir(“IX”)</text:p>
      <text:p text:style-name="P14"><text:tab/>fin</text:p>
      <text:p text:style-name="P14">fin</text:p>
      <text:p text:style-name="P14"/>
      <text:p text:style-name="P12">Solución nº 2 al problema de los números romanos</text:p>
      <text:p text:style-name="P13">SOLUCIÓN ESTRUCTURADA Y MODULAR</text:p>
      <text:p text:style-name="P13"/>
      <text:p text:style-name="P14">/* =========== Programa principal ============ */</text:p>
      <text:p text:style-name="P14"/>
      <text:p text:style-name="P14">algoritmo números_romanos_modular</text:p>
      <text:p text:style-name="P14">variables</text:p>
      <text:p text:style-name="P14"><text:tab/>n, u, d, c, um son enteros</text:p>
      <text:p text:style-name="P14">inicio</text:p>
      <text:p text:style-name="P14"><text:tab/>escribir(“Introduzca un número entero entre 1 y 3000”)</text:p>
      <text:p text:style-name="P14"><text:tab/>leer(n)</text:p>
      <text:p text:style-name="P14"><text:tab/></text:p>
      <text:p text:style-name="P14"><text:tab/>extraer_cifras(n, &amp;u, &amp;d, &amp;c, &amp;um)</text:p>
      <text:p text:style-name="P14"><text:tab/>escribir_unidades_millar(um)</text:p>
      <text:p text:style-name="P14"><text:tab/>escribir_centenas(c)</text:p>
      <text:p text:style-name="P14"><text:tab/>escribir_decenas(d)</text:p>
      <text:p text:style-name="P14"><text:tab/>escribir_unidades(u)</text:p>
      <text:p text:style-name="P14">fin</text:p>
      <text:p text:style-name="P14"/>
      <text:p text:style-name="P14">/* ============== Subprogramas ============== */</text:p>
      <text:p text:style-name="P14"/>
      <text:p text:style-name="P14">procedimiento extraer_cifras(n es entero, *u es entero, *d es entero, </text:p>
      <text:p text:style-name="P14"><text:tab/><text:tab/><text:tab/><text:tab/><text:tab/><text:tab/> *c es entero, *um es entero)</text:p>
      <text:p text:style-name="P14">inicio</text:p>
      <text:p text:style-name="P14"><text:tab/>// Extraemos las cifras del número</text:p>
      <text:p text:style-name="P14"><text:tab/>*u = n % 10<text:tab/><text:tab/>// Unidades</text:p>
      <text:p text:style-name="P14"><text:tab/>n = n div 10</text:p>
      <text:p text:style-name="P14"><text:tab/>*d = n % 10<text:tab/><text:tab/>// Decenas</text:p>
      <text:p text:style-name="P14"><text:tab/>n = n div 10</text:p>
      <text:p text:style-name="P14"><text:tab/>*c = n % 10<text:tab/><text:tab/>// Centenas</text:p>
      <text:p text:style-name="P14"><text:tab/>n = n div 10</text:p>
      <text:p text:style-name="P14"><text:tab/>*um = n % 10<text:tab/><text:tab/>// Unidades de millar</text:p>
      <text:p text:style-name="P14">fin</text:p>
      <text:p text:style-name="P14"/>
      <text:p text:style-name="P14">procedimiento escribir_unidades_millar(um es entero)</text:p>
      <text:p text:style-name="P14">inicio</text:p>
      <text:p text:style-name="P14"><text:tab/>// Escribimos las UNIDADES DE MILLAR en numeración romana</text:p>
      <text:p text:style-name="P14"><text:tab/>según (um) hacer</text:p>
      <text:p text:style-name="P14"><text:tab/>inicio</text:p>
      <text:p text:style-name="P14"><text:tab/><text:tab/>1: escribir(“M”)</text:p>
      <text:p text:style-name="P14"><text:tab/><text:tab/>2: escribir(“MM”)</text:p>
      <text:p text:style-name="P14"><text:tab/><text:tab/>3: escribir(“MMM”)</text:p>
      <text:p text:style-name="P14"><text:tab/>fin</text:p>
      <text:p text:style-name="P14">fin</text:p>
      <text:p text:style-name="P14"/>
      <text:p text:style-name="P14">procedimiento escribir_centenas(c es entero)</text:p>
      <text:p text:style-name="P14">inicio</text:p>
      <text:p text:style-name="P14"><text:tab/>// Escribimos las CENTENAS en numeración romana</text:p>
      <text:p text:style-name="P14"><text:tab/>según (c) hacer</text:p>
      <text:p text:style-name="P14"><text:tab/>inicio</text:p>
      <text:p text:style-name="P14"><text:tab/><text:tab/>1: escribir(“C”)</text:p>
      <text:p text:style-name="P14"><text:tab/><text:tab/>2: escribir(“CC”)</text:p>
      <text:p text:style-name="P14"><text:tab/><text:tab/>3: escribir(“CCC”)</text:p>
      <text:p text:style-name="P14"><text:tab/><text:tab/>...etc...</text:p>
      <text:p text:style-name="P14"><text:tab/><text:tab/>9: escribir(“CM”)</text:p>
      <text:p text:style-name="P14"><text:tab/>fin</text:p>
      <text:p text:style-name="P14">fin</text:p>
      <text:p text:style-name="P14"/>
      <text:p text:style-name="P14"/>
      <text:p text:style-name="P14">procedimiento escribir_decenas(d es entero)</text:p>
      <text:p text:style-name="P14">inicio</text:p>
      <text:p text:style-name="P14"><text:tab/>// Escribimos las DECENAS en numeración romana</text:p>
      <text:p text:style-name="P14"><text:tab/>según (d) hacer</text:p>
      <text:p text:style-name="P14"><text:tab/>inicio</text:p>
      <text:p text:style-name="P14"><text:tab/><text:tab/>1: escribir(“X”)</text:p>
      <text:p text:style-name="P14"><text:tab/><text:tab/>2: escribir(“XX”)</text:p>
      <text:p text:style-name="P14"><text:tab/><text:tab/>3: escribir(“XXX”)</text:p>
      <text:p text:style-name="P14"><text:tab/><text:tab/>...etc...</text:p>
      <text:p text:style-name="P14"><text:tab/><text:tab/>9: escribir(“XC”)</text:p>
      <text:p text:style-name="P14"><text:tab/>fin</text:p>
      <text:p text:style-name="P14">fin</text:p>
      <text:p text:style-name="P14"/>
      <text:p text:style-name="P14">procedimiento escribir_unidades(u es entero)</text:p>
      <text:p text:style-name="P14">inicio</text:p>
      <text:p text:style-name="P14"><text:tab/>// Escribimos las UNIDADES en numeración romana</text:p>
      <text:p text:style-name="P14"><text:tab/>según (c) hacer</text:p>
      <text:p text:style-name="P14"><text:tab/>inicio</text:p>
      <text:p text:style-name="P14"><text:tab/><text:tab/>1: escribir(“I”)</text:p>
      <text:p text:style-name="P14"><text:tab/><text:tab/>2: escribir(“II”)</text:p>
      <text:p text:style-name="P14"><text:tab/><text:tab/>3: escribir(“III”)</text:p>
      <text:p text:style-name="P14"><text:tab/><text:tab/>...etc...</text:p>
      <text:p text:style-name="P14"><text:tab/><text:tab/>9: escribir(“IX”)</text:p>
      <text:p text:style-name="P14"><text:tab/>fin</text:p>
      <text:p text:style-name="P14">fin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imes" svg:font-family="Times"/>
    <style:font-face style:name="Courier New" svg:font-family="'Courier New'" style:font-family-generic="modern"/>
    <style:font-face style:name="DejaVu Sans Mono" svg:font-family="'DejaVu Sans Mono'" style:font-family-generic="swiss" style:font-pitch="fixed"/>
    <style:font-face style:name="HG Mincho Light J1" svg:font-family="'HG Mincho Light J', 'Times New Roman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font-name-asian="DejaVuSans" style:font-size-asian="10.5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.106cm" fo:margin-bottom="0.106cm" fo:text-align="justify" style:justify-single-word="false"/>
      <style:text-properties style:font-name="Century Gothic" fo:font-size="9pt" style:font-size-asian="9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font-size="13pt" fo:font-weight="bold" style:font-size-asian="13pt" style:font-weight-asian="bold" style:font-name-complex="Courier New" style:font-size-complex="10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cm" fo:margin-bottom="0.106cm" fo:text-indent="0cm" style:auto-text-indent="false" fo:background-color="#b3b3b3" fo:padding-left="0.141cm" fo:padding-right="0.141cm" fo:padding-top="0.035cm" fo:padding-bottom="0.035cm" fo:border="0.018cm solid #000000" style:shadow="#000000 0.159cm 0.159cm" fo:keep-with-next="always">
        <style:tab-stops>
          <style:tab-stop style:position="14.503cm" style:type="right"/>
        </style:tab-stops>
        <style:background-image/>
      </style:paragraph-properties>
      <style:text-properties style:font-name="Arial" fo:font-size="8pt" fo:letter-spacing="0.071cm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background-color="#b3b3b3" fo:padding-left="0.141cm" fo:padding-right="0.141cm" fo:padding-top="0.035cm" fo:padding-bottom="0.035cm" fo:border="0.018cm solid #000000" style:shadow="#000000 0.159cm 0.159cm" fo:keep-with-next="always">
        <style:tab-stops>
          <style:tab-stop style:position="14.503cm" style:type="right"/>
        </style:tab-stops>
        <style:background-image/>
      </style:paragraph-properties>
      <style:text-properties style:font-name="Century Gothic" fo:font-weight="bold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style:font-name="Arial Narrow" fo:font-size="8pt" fo:font-weight="bold" style:font-size-asian="8pt" style:font-weight-asian="bold" style:font-name-complex="Arial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lbany AMT" fo:font-size="14pt" style:font-name-asian="Albany AMT" style:font-size-asian="14pt" style:font-name-complex="Albany AMT" style:font-size-complex="14pt"/>
    </style:style>
    <style:style style:name="Texto_20_independiente_20_21" style:display-name="Texto independiente 21" style:family="paragraph" style:parent-style-name="Standard">
      <style:paragraph-properties fo:margin-top="0.106cm" fo:margin-bottom="0.106cm" fo:text-align="justify" style:justify-single-word="false"/>
      <style:text-properties style:font-name="Arial" fo:font-size="10pt" style:font-size-asian="10pt" style:font-name-complex="Arial" style:font-size-complex="10pt"/>
    </style:style>
    <style:style style:name="Código" style:family="paragraph" style:parent-style-name="Standard">
      <style:paragraph-properties fo:margin-left="1cm" fo:margin-right="1cm" fo:text-align="justify" style:justify-single-word="false" fo:orphans="0" fo:widows="0" fo:hyphenation-ladder-count="no-limit" fo:text-indent="0cm" style:auto-text-indent="false" fo:padding-left="0.141cm" fo:padding-right="0.141cm" fo:padding-top="0.035cm" fo:padding-bottom="0.035cm" fo:border="0.018cm solid #000000"/>
      <style:text-properties fo:color="#000000" style:font-name="Courier New" fo:font-size="9pt" fo:language="de" fo:country="DE" style:font-name-asian="HG Mincho Light J1" style:font-size-asian="9pt" style:font-size-complex="10pt" fo:hyphenate="false" fo:hyphenation-remain-char-count="2" fo:hyphenation-push-char-count="2"/>
    </style:style>
    <style:style style:name="Texto_20_independiente_20_31" style:display-name="Texto independiente 31" style:family="paragraph" style:parent-style-name="Standard">
      <style:text-properties style:font-name="Book Antiqua" fo:font-size="10pt" style:font-size-asian="10pt" style:font-name-complex="Arial" style:font-size-complex="10pt"/>
    </style:style>
    <style:style style:name="WW-Texto_20_independiente_20_3" style:display-name="WW-Texto independiente 3" style:family="paragraph" style:parent-style-name="Standard">
      <style:paragraph-properties fo:hyphenation-ladder-count="no-limit"/>
      <style:text-properties style:font-name="Book Antiqua" fo:font-size="10pt" fo:language="es" fo:country="ES" style:font-size-asian="10pt" style:font-name-complex="Arial" style:font-size-complex="10pt" fo:hyphenate="false" fo:hyphenation-remain-char-count="2" fo:hyphenation-push-char-count="2"/>
    </style:style>
    <style:style style:name="WW-Texto_20_independiente_20_2" style:display-name="WW-Texto independiente 2" style:family="paragraph" style:parent-style-name="Standard">
      <style:paragraph-properties fo:margin-top="0.106cm" fo:margin-bottom="0.106cm" fo:text-align="justify" style:justify-single-word="false" fo:hyphenation-ladder-count="no-limit"/>
      <style:text-properties style:font-name="Arial" fo:font-size="10pt" fo:language="es" fo:country="ES" style:font-size-asian="10pt" style:font-name-complex="Arial" style:font-size-complex="10pt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/>
    </style:style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Fuente_20_de_20_párrafo_20_predeter.1"/>
    <style:style style:name="WW8Num2z0" style:family="text">
      <style:text-properties fo:font-style="normal" fo:font-weight="bold" style:font-style-asian="normal" style:font-weight-asian="bold"/>
    </style:style>
    <style:style style:name="WW8Num2z1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4z1" style:family="text">
      <style:text-properties style:font-name="Wingdings"/>
    </style:style>
    <style:style style:name="WW8Num5z1" style:family="text">
      <style:text-properties style:font-name="Wingdings"/>
    </style:style>
    <style:style style:name="WW8Num6z0" style:family="text">
      <style:text-properties fo:font-style="normal" fo:font-weight="bold" style:font-style-asian="normal" style:font-weight-asian="bold"/>
    </style:style>
    <style:style style:name="WW8Num7z0" style:family="text">
      <style:text-properties style:font-name="Symbol"/>
    </style:style>
    <style:style style:name="WW8Num7z2" style:family="text">
      <style:text-properties style:font-name="Wingdings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Arial" style:font-name-asian="Times New Roman" style:font-name-complex="Arial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 style:font-name-complex="Courier New"/>
    </style:style>
    <style:style style:name="WW8Num9z0" style:family="text">
      <style:text-properties style:font-name="Arial" style:font-name-asian="Times New Roman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Arial" style:font-name-asian="Times New Roman" style:font-name-complex="Aria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4z1" style:family="text">
      <style:text-properties style:font-name="Wingdings"/>
    </style:style>
    <style:style style:name="WW8Num14z2" style:family="text">
      <style:text-properties style:font-name="Arial" style:font-name-asian="Times New Roman" style:font-name-complex="Arial"/>
    </style:style>
    <style:style style:name="WW8Num15z1" style:family="text">
      <style:text-properties style:font-name="Wingdings"/>
    </style:style>
    <style:style style:name="WW8Num15z3" style:family="text">
      <style:text-properties style:font-name="Symbol"/>
    </style:style>
    <style:style style:name="WW8Num15z4" style:family="text">
      <style:text-properties style:font-name="Courier New" style:font-name-complex="Courier New"/>
    </style:style>
    <style:style style:name="WW8Num18z0" style:family="text">
      <style:text-properties style:font-name="Arial" style:font-name-asian="Times New Roman" style:font-name-complex="Arial"/>
    </style:style>
    <style:style style:name="WW8Num20z0" style:family="text">
      <style:text-properties style:font-name="Symbol"/>
    </style:style>
    <style:style style:name="WW8Num20z1" style:family="text">
      <style:text-properties style:font-name="Wingdings"/>
    </style:style>
    <style:style style:name="WW8Num20z2" style:family="text">
      <style:text-properties style:font-name="Wingdings"/>
    </style:style>
    <style:style style:name="Fuente_20_de_20_párrafo_20_predeter." style:display-name="Fuente de párrafo predeter." style:family="text"/>
    <style:style style:name="Absatz-Standardschriftart" style:family="text"/>
    <style:style style:name="WW8Num1z0" style:family="text">
      <style:text-properties style:font-name="Arial" style:font-name-complex="Arial"/>
    </style:style>
    <style:style style:name="WW8Num1z1" style:family="text">
      <style:text-properties style:font-name="Wingdings"/>
    </style:style>
    <style:style style:name="WW8Num1z3" style:family="text">
      <style:text-properties style:font-name="Symbol"/>
    </style:style>
    <style:style style:name="WW8Num1z4" style:family="text">
      <style:text-properties style:font-name="Courier New" style:font-name-complex="Courier New"/>
    </style:style>
    <style:style style:name="WW8Num3z0" style:family="text">
      <style:text-properties style:font-name="Symbol"/>
    </style:style>
    <style:style style:name="WW8Num3z2" style:family="text">
      <style:text-properties style:font-name="Wingdings"/>
    </style:style>
    <style:style style:name="WW8Num4z0" style:family="text">
      <style:text-properties style:font-name="Arial" style:font-name-asian="Times New Roman" style:font-name-complex="Arial"/>
    </style:style>
    <style:style style:name="WW8Num4z3" style:family="text">
      <style:text-properties style:font-name="Symbol"/>
    </style:style>
    <style:style style:name="WW8Num4z4" style:family="text">
      <style:text-properties style:font-name="Courier New" style:font-name-complex="Courier New"/>
    </style:style>
    <style:style style:name="WW8Num6z1" style:family="text">
      <style:text-properties style:font-name="Wingdings"/>
    </style:style>
    <style:style style:name="WW8Num7z1" style:family="text">
      <style:text-properties style:font-name="Wingdings"/>
    </style:style>
    <style:style style:name="WW8Num8z1" style:family="text">
      <style:text-properties style:font-name="Wingdings"/>
    </style:style>
    <style:style style:name="WW8Num8z3" style:family="text">
      <style:text-properties style:font-name="Symbol"/>
    </style:style>
    <style:style style:name="WW8Num9z3" style:family="text">
      <style:text-properties style:font-name="Symbol"/>
    </style:style>
    <style:style style:name="WW8Num10z0" style:family="text">
      <style:text-properties style:font-name="Arial" style:font-name-asian="Times New Roman" style:font-name-complex="Aria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3" style:family="text">
      <style:text-properties style:font-name="Symbol"/>
    </style:style>
    <style:style style:name="WW8Num12z1" style:family="text">
      <style:text-properties style:font-name="Wingdings"/>
    </style:style>
    <style:style style:name="WW8Num13z1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21z0" style:family="text">
      <style:text-properties fo:font-style="normal" fo:font-weight="bold" style:font-style-asian="normal" style:font-weight-asian="bold"/>
    </style:style>
    <style:style style:name="WW8Num22z1" style:family="text">
      <style:text-properties style:font-name="Wingdings"/>
    </style:style>
    <style:style style:name="Fuente_20_de_20_párrafo_20_predeter.1" style:display-name="Fuente de párrafo predeter.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prefix="Ejercicio " style:num-suffix=".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prefix="Ejercicio 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style:num-suffix="." text:bullet-char="§">
        <style:list-level-properties text:space-before="1.905cm" text:min-label-width="0.635cm"/>
        <style:text-properties style:font-name="Wingdings"/>
      </text:list-level-style-bullet>
      <text:list-level-style-bullet text:level="3" text:style-name="WW8Num2z1" style:num-suffix="." text:bullet-char="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·">
        <style:list-level-properties text:space-before="4.445cm" text:min-label-width="0.635cm"/>
        <style:text-properties style:font-name="Symbol"/>
      </text:list-level-style-bullet>
      <text:list-level-style-bullet text:level="5" text:style-name="WW8Num2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1" style:num-suffix="." text:bullet-char="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·">
        <style:list-level-properties text:space-before="8.255cm" text:min-label-width="0.635cm"/>
        <style:text-properties style:font-name="Symbol"/>
      </text:list-level-style-bullet>
      <text:list-level-style-bullet text:level="8" text:style-name="WW8Num2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1" style:num-suffix="." text:bullet-char="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z1" style:num-suffix="." text:bullet-char="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4z1" style:num-suffix="." text:bullet-char="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z1" style:num-suffix="." text:bullet-char="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prefix="Ejercicio 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prefix="Ejercicio " style:num-format="1">
        <style:list-level-properties text:space-before="1.251cm" text:min-label-width="0.635cm"/>
      </text:list-level-style-number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4z1" style:num-suffix="." text:bullet-char="">
        <style:list-level-properties text:space-before="1.905cm" text:min-label-width="0.635cm"/>
        <style:text-properties style:font-name="Wingdings"/>
      </text:list-level-style-bullet>
      <text:list-level-style-bullet text:level="3" text:style-name="WW8Num14z2" style:num-suffix="." text:bullet-char="-">
        <style:list-level-properties text:space-before="3.493cm" text:min-label-width="0.635cm"/>
        <style:text-properties style:font-name="Aria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bullet text:level="2" text:style-name="WW8Num15z1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3" text:style-name="WW8Num15z1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1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1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prefix="Ejercicio " style:num-suffix=".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prefix="Ejercicio 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000000" fo:border-bottom="none">
        <style:tab-stops>
          <style:tab-stop style:position="10.155cm" style:type="center"/>
          <style:tab-stop style:position="17.002cm" style:type="right"/>
        </style:tab-stops>
      </style:paragraph-properties>
    </style:style>
    <style:style style:name="T1" style:family="text" style:parent-style-name="Page_20_Number">
      <style:text-properties style:font-name="Arial" fo:font-size="8pt" style:font-size-asian="8pt" style:font-name-complex="Arial" style:font-size-complex="8pt"/>
    </style:style>
    <style:page-layout style:name="pm1">
      <style:page-layout-properties fo:page-width="20.999cm" fo:page-height="29.699cm" style:num-format="1" style:print-orientation="portrait" fo:margin-top="2cm" fo:margin-bottom="1.251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Fundamentos de Programación (1º ASI)</dc:title>
    <meta:initial-creator>alfredo</meta:initial-creator>
    <meta:creation-date>2007-03-07T20:01:00</meta:creation-date>
    <dc:date>2008-10-22T11:56:27</dc:date>
    <meta:print-date>2007-06-01T09:39:00</meta:print-date>
    <dc:language>es-ES</dc:language>
    <meta:editing-cycles>33</meta:editing-cycles>
    <meta:editing-duration>PT1H23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53" meta:word-count="629" meta:character-count="3731"/>
  </office:meta>
</office:document-meta>
</file>